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ndeSynth Programs</text:p>
      <text:p text:style-name="Standard">------------------</text:p>
      <text:p text:style-name="Standard"><text:s text:c="4"/>1: ah-fm</text:p>
      <text:p text:style-name="Standard"><text:s text:c="4"/>2: ah-test</text:p>
      <text:p text:style-name="Standard"><text:s text:c="4"/>3: ah-test-plus</text:p>
      <text:p text:style-name="Standard"><text:s text:c="4"/>4: almost-harmonic</text:p>
      <text:p text:style-name="Standard"><text:s text:c="4"/>5: bassoon</text:p>
      <text:p text:style-name="Standard"><text:s text:c="4"/>6: bell</text:p>
      <text:p text:style-name="Standard"><text:s text:c="4"/>7: bell-organ</text:p>
      <text:p text:style-name="Standard"><text:s text:c="4"/>8: brass</text:p>
      <text:p text:style-name="Standard"><text:s text:c="4"/>9: buzz</text:p>
      <text:p text:style-name="Standard"><text:s text:c="3"/>10: fade-octave</text:p>
      <text:p text:style-name="Standard"><text:s text:c="3"/>11: fade-pwm-noise</text:p>
      <text:p text:style-name="Standard"><text:s text:c="3"/>12: four-sour</text:p>
      <text:p text:style-name="Standard"><text:s text:c="3"/>13: four-sour-lpf</text:p>
      <text:p text:style-name="Standard"><text:s text:c="3"/>14: fourths</text:p>
      <text:p text:style-name="Standard"><text:s text:c="3"/>15: glock</text:p>
      <text:p text:style-name="Standard"><text:s text:c="3"/>16: no-fundamental</text:p>
      <text:p text:style-name="Standard"><text:s text:c="3"/>17: no-fundamental-plus10</text:p>
      <text:p text:style-name="Standard"><text:s text:c="3"/>18: noise</text:p>
      <text:p text:style-name="Standard"><text:s text:c="3"/>19: noise-filter</text:p>
      <text:p text:style-name="Standard"><text:s text:c="3"/>20: noise-lfo</text:p>
      <text:p text:style-name="Standard"><text:s text:c="3"/>21: noise-sweep-filter</text:p>
      <text:p text:style-name="Standard"><text:s text:c="3"/>22: ocean</text:p>
      <text:p text:style-name="Standard"><text:s text:c="3"/>23: ocean2</text:p>
      <text:p text:style-name="Standard"><text:s text:c="3"/>24: octave-organ</text:p>
      <text:p text:style-name="Standard"><text:s text:c="3"/>25: pink</text:p>
      <text:p text:style-name="Standard"><text:s text:c="3"/>26: pink-filter</text:p>
      <text:p text:style-name="Standard"><text:s text:c="3"/>27: pwm</text:p>
      <text:p text:style-name="Standard"><text:s text:c="3"/>28: pwm-sweep</text:p>
      <text:p text:style-name="Standard"><text:s text:c="3"/>29: pwm-sweep-noisy</text:p>
      <text:p text:style-name="Standard"><text:s text:c="3"/>30: ramp-down</text:p>
      <text:p text:style-name="Standard"><text:s text:c="3"/>31: ramp-up</text:p>
      <text:p text:style-name="Standard"><text:s text:c="3"/>32: repeater</text:p>
      <text:p text:style-name="Standard"><text:s text:c="3"/>33: ring-mod</text:p>
      <text:p text:style-name="Standard"><text:s text:c="3"/>34: ring-mod1</text:p>
      <text:p text:style-name="Standard"><text:s text:c="3"/>35: ring-mod2</text:p>
      <text:p text:style-name="Standard"><text:s text:c="3"/>36: saw</text:p>
      <text:p text:style-name="Standard"><text:s text:c="3"/>37: saw-env</text:p>
      <text:p text:style-name="Standard"><text:s text:c="3"/>38: sine</text:p>
      <text:p text:style-name="Standard"><text:s text:c="3"/>39: slow-bass</text:p>
      <text:p text:style-name="Standard"><text:s text:c="3"/>40: square</text:p>
      <text:p text:style-name="Standard"><text:s text:c="3"/>41: wave-0005-voice</text:p>
      <text:p text:style-name="Standard"><text:s text:c="3"/>42: wave-ed-ramp-down</text:p>
      <text:p text:style-name="Standard"><text:s text:c="3"/>43: wave-ed-square</text:p>
      <text:p text:style-name="Standard"><text:s text:c="3"/>44: wave-ed-tri</text:p>
      <text:p text:style-name="Standard"><text:s text:c="3"/>45: wave-edito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Garamond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Garamond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7652413</meta:initial-creator>
    <meta:creation-date>2024-01-12T21:35:48.327000000</meta:creation-date>
    <dc:date>2024-01-12T21:36:41.769000000</dc:date>
    <dc:creator>7652413</dc:creator>
    <meta:editing-duration>PT54S</meta:editing-duration>
    <meta:editing-cycles>1</meta:editing-cycles>
    <meta:generator>LibreOffice/7.6.4.1$Windows_X86_64 LibreOffice_project/e19e193f88cd6c0525a17fb7a176ed8e6a3e2aa1</meta:generator>
    <meta:printed-by>7652413</meta:printed-by>
    <meta:print-date>2024-01-12T21:36:46.304000000</meta:print-date>
    <meta:document-statistic meta:table-count="0" meta:image-count="0" meta:object-count="0" meta:page-count="1" meta:paragraph-count="47" meta:word-count="93" meta:character-count="770" meta:non-whitespace-character-count="580"/>
  </office:meta>
</office:document-meta>
</file>